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eatures.withMockFeatures( Class &lt; T &gt; mockedType , Set &lt; Class &lt; ? &gt; &gt; interfaces , SerializableMode serializableMode , boolean stripAnnotations , Answer default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eatures.MockFeatures( Class &lt; T &gt; mockedType , Set &lt; Class &lt; ? &gt; &gt; interfaces , SerializableMode serializableMode , boolean stripAnnotations , Answer default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